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f962" officeooo:paragraph-rsid="000ff962"/>
    </style:style>
    <style:style style:name="P2" style:family="paragraph" style:parent-style-name="Standard">
      <style:text-properties fo:font-weight="bold" officeooo:rsid="000ff962" officeooo:paragraph-rsid="000ff962" style:font-weight-asian="bold" style:font-weight-complex="bold"/>
    </style:style>
    <style:style style:name="P3" style:family="paragraph" style:parent-style-name="Standard">
      <style:text-properties fo:color="#c9211e" style:text-underline-style="solid" style:text-underline-width="auto" style:text-underline-color="font-color" fo:font-weight="bold" officeooo:rsid="000ff962" officeooo:paragraph-rsid="000ff962" style:font-weight-asian="bold" style:font-weight-complex="bold"/>
    </style:style>
    <style:style style:name="P4" style:family="paragraph" style:parent-style-name="Standard">
      <style:text-properties officeooo:rsid="00117809" officeooo:paragraph-rsid="00117809"/>
    </style:style>
    <style:style style:name="P5" style:family="paragraph" style:parent-style-name="Standard">
      <style:text-properties officeooo:rsid="000ff962" officeooo:paragraph-rsid="0017f9b3"/>
    </style:style>
    <style:style style:name="P6" style:family="paragraph" style:parent-style-name="Standard">
      <style:text-properties fo:font-weight="bold" officeooo:rsid="000ff962" officeooo:paragraph-rsid="0017f9b3" style:font-weight-asian="bold" style:font-weight-complex="bold"/>
    </style:style>
    <style:style style:name="P7" style:family="paragraph" style:parent-style-name="Standard">
      <style:text-properties officeooo:paragraph-rsid="0017f9b3"/>
    </style:style>
    <style:style style:name="P8" style:family="paragraph" style:parent-style-name="Standard">
      <style:paragraph-properties fo:text-align="center" style:justify-single-word="false"/>
      <style:text-properties officeooo:paragraph-rsid="00197125"/>
    </style:style>
    <style:style style:name="P9" style:family="paragraph" style:parent-style-name="Standard">
      <style:paragraph-properties fo:text-align="start" style:justify-single-word="false"/>
      <style:text-properties officeooo:paragraph-rsid="00197125"/>
    </style:style>
    <style:style style:name="P10" style:family="paragraph" style:parent-style-name="Table_20_Contents">
      <style:text-properties officeooo:paragraph-rsid="0017f9b3"/>
    </style:style>
    <style:style style:name="P11" style:family="paragraph" style:parent-style-name="Table_20_Contents">
      <style:text-properties officeooo:rsid="0017f9b3" officeooo:paragraph-rsid="0017f9b3"/>
    </style:style>
    <style:style style:name="P12" style:family="paragraph" style:parent-style-name="Table_20_Contents">
      <style:text-properties officeooo:paragraph-rsid="0017fb12"/>
    </style:style>
    <style:style style:name="P13" style:family="paragraph" style:parent-style-name="Text_20_body">
      <style:text-properties officeooo:paragraph-rsid="00197125"/>
    </style:style>
    <style:style style:name="T1" style:family="text">
      <style:text-properties officeooo:rsid="00117809"/>
    </style:style>
    <style:style style:name="T2" style:family="text">
      <style:text-properties officeooo:rsid="001370e0"/>
    </style:style>
    <style:style style:name="T3" style:family="text">
      <style:text-properties officeooo:rsid="0017f9b3"/>
    </style:style>
    <style:style style:name="T4" style:family="text">
      <style:text-properties fo:color="#c9211e" style:text-underline-style="solid" style:text-underline-width="auto" style:text-underline-color="font-color" fo:font-weight="bold" officeooo:rsid="000ff962" style:font-weight-asian="bold" style:font-weight-complex="bold"/>
    </style:style>
    <style:style style:name="T5" style:family="text">
      <style:text-properties fo:color="#c9211e" style:text-underline-style="solid" style:text-underline-width="auto" style:text-underline-color="font-color" fo:font-weight="bold" officeooo:rsid="0017f9b3" style:font-weight-asian="bold" style:font-weight-complex="bold"/>
    </style:style>
    <style:style style:name="T6" style:family="text">
      <style:text-properties officeooo:rsid="0017fb12"/>
    </style:style>
    <style:style style:name="T7" style:family="text">
      <style:text-properties officeooo:rsid="00197125"/>
    </style:style>
    <style:style style:name="T8" style:family="text">
      <style:text-properties officeooo:rsid="0006be64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06be64" style:text-blinking="false" style:font-size-asian="12pt" style:font-weight-asian="normal" style:font-size-complex="12pt" style:font-weight-complex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I</text:span>NSTITUTO FEDERAL DE EDUCAÇÃO, CIÊNCIA E TECNOLOGIA DO SUDESTE DE MINAS GERAIS - CAMPUS BARBACENA</text:p>
      <text:p text:style-name="P9"/>
      <text:p text:style-name="P13">Aluno(a): <text:span text:style-name="T8">Gabriela Goncalves da Silva</text:span></text:p>
      <text:p text:style-name="P13">Matrícula: <text:span text:style-name="T9">2020005652</text:span></text:p>
      <text:p text:style-name="P13">Professor: <text:span text:style-name="T8">Alexandre Bartoli Monteir</text:span><text:span text:style-name="Strong_20_Emphasis"><text:span text:style-name="T10">o</text:span></text:span></text:p>
      <text:p text:style-name="P13">Disciplina: <text:bookmark text:name="linkNomeTurma"/><text:span text:style-name="T7">Arquitetura de Computadores</text:span></text:p>
      <text:p text:style-name="P13">Data: <text:span text:style-name="T8">1</text:span><text:span text:style-name="T7">8</text:span><text:span text:style-name="T8">/10/2020</text:span></text:p>
      <text:p text:style-name="Standard"/>
      <text:p text:style-name="Standard"/>
      <text:p text:style-name="P3">Problema 1 </text:p>
      <text:p text:style-name="Standard"/>
      <text:p text:style-name="P1">Rel<text:span text:style-name="T1">atorio</text:span></text:p>
      <text:p text:style-name="P4">O mapa de Karnaugh, tinha três entradas com quatro <text:span text:style-name="T2">equações</text:span>. <text:span text:style-name="T2">Cada equação foi repesentada no protobord por um led, onde só </text:span><text:span text:style-name="T3">o LED d</text:span><text:span text:style-name="T2">a equação B, acendeu.</text:span></text:p>
      <text:p text:style-name="P2">Comando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int a,b,c,d,X,Y,Z;</text:p>
            <text:p text:style-name="Table_20_Contents"/>
            <text:p text:style-name="Table_20_Contents">void setup()</text:p>
            <text:p text:style-name="Table_20_Contents">{</text:p>
            <text:p text:style-name="Table_20_Contents"><text:s text:c="2"/>pinMode(5, OUTPUT);</text:p>
            <text:p text:style-name="Table_20_Contents"><text:s text:c="2"/>pinMode(6, OUTPUT);</text:p>
            <text:p text:style-name="Table_20_Contents"><text:s text:c="2"/>pinMode(7, OUTPUT);</text:p>
            <text:p text:style-name="Table_20_Contents"><text:s text:c="2"/>pinMode(8, OUTPUT);</text:p>
            <text:p text:style-name="Table_20_Contents">}</text:p>
            <text:p text:style-name="Table_20_Contents"/>
            <text:p text:style-name="Table_20_Contents">void loop()</text:p>
            <text:p text:style-name="Table_20_Contents">{</text:p>
            <text:p text:style-name="Table_20_Contents"><text:s text:c="2"/></text:p>
            <text:p text:style-name="Table_20_Contents"><text:s text:c="2"/>//inputs</text:p>
            <text:p text:style-name="Table_20_Contents"><text:s text:c="2"/>X = 0;</text:p>
            <text:p text:style-name="Table_20_Contents"><text:s text:c="2"/>Y = 0;</text:p>
            <text:p text:style-name="Table_20_Contents"><text:s text:c="2"/>Z = 0;</text:p>
            <text:p text:style-name="Table_20_Contents"><text:s text:c="2"/></text:p>
            <text:p text:style-name="Table_20_Contents"><text:s text:c="2"/>//Option Outputs</text:p>
            <text:p text:style-name="Table_20_Contents"><text:s text:c="2"/></text:p>
            <text:p text:style-name="Table_20_Contents"><text:s text:c="2"/>a = (!X&amp;&amp;Y)|| (Y&amp;&amp;Z);</text:p>
            <text:p text:style-name="Table_20_Contents"><text:s text:c="2"/>b = (!X&amp;&amp;!Y)|| (Y&amp;&amp;Z);</text:p>
            <text:p text:style-name="Table_20_Contents"><text:s text:c="2"/>c = !(X&amp;&amp;Y)|| (Y&amp;&amp;!Z);</text:p>
            <text:p text:style-name="Table_20_Contents"><text:s text:c="2"/>d = !(X&amp;&amp;Y)|| (!Y&amp;&amp;Z);</text:p>
            <text:p text:style-name="Table_20_Contents"><text:s text:c="3"/></text:p>
            <text:p text:style-name="Table_20_Contents"><text:s text:c="2"/></text:p>
            <text:p text:style-name="Table_20_Contents"><text:s text:c="2"/>digitalWrite(8, a);</text:p>
            <text:p text:style-name="Table_20_Contents"><text:s text:c="2"/>digitalWrite(7, b);</text:p>
            <text:p text:style-name="Table_20_Contents"><text:s text:c="2"/>digitalWrite(6, c);</text:p>
            <text:p text:style-name="Table_20_Contents"><text:s text:c="2"/>digitalWrite(5, d);</text:p>
            <text:p text:style-name="Table_20_Contents">}</text:p>
          </table:table-cell>
        </table:table-row>
      </table:table>
      <text:p text:style-name="Standard"/>
      <text:p text:style-name="P7"><text:span text:style-name="T4">Problema </text:span><text:span text:style-name="T5">3</text:span><text:span text:style-name="T4"> </text:span></text:p>
      <text:p text:style-name="P7"><text:soft-page-break/></text:p>
      <text:p text:style-name="P5">Rel<text:span text:style-name="T1">atorio</text:span></text:p>
      <text:p text:style-name="P7"><text:span text:style-name="T1">O mapa de Karnaugh, tinha </text:span><text:span text:style-name="T6">qutro </text:span><text:span text:style-name="T1">entradas com </text:span><text:span text:style-name="T6">três</text:span><text:span text:style-name="T1"> </text:span><text:span text:style-name="T2">equações</text:span><text:span text:style-name="T1">. </text:span><text:span text:style-name="T2">Cada equação foi repesentada no protobord por um led, onde só </text:span><text:span text:style-name="T3">o LED d</text:span><text:span text:style-name="T2">a equação <text:s/></text:span><text:span text:style-name="T7">C</text:span><text:span text:style-name="T2">, acendeu.</text:span></text:p>
      <text:p text:style-name="P6">Comando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int a,b,c, <text:span text:style-name="T3">W </text:span>,X,Y,Z;</text:p>
            <text:p text:style-name="P10"/>
            <text:p text:style-name="P10">void setup()</text:p>
            <text:p text:style-name="P10">{</text:p>
            <text:p text:style-name="P10"><text:s text:c="2"/>pinMode(6, OUTPUT);</text:p>
            <text:p text:style-name="P10"><text:s text:c="2"/>pinMode(7, OUTPUT);</text:p>
            <text:p text:style-name="P10"><text:s text:c="2"/>pinMode(8, OUTPUT);</text:p>
            <text:p text:style-name="P10">}</text:p>
            <text:p text:style-name="P10"/>
            <text:p text:style-name="P10">void loop()</text:p>
            <text:p text:style-name="P10">{</text:p>
            <text:p text:style-name="P10"><text:s text:c="2"/></text:p>
            <text:p text:style-name="P10"><text:s text:c="2"/>//inputs</text:p>
            <text:p text:style-name="P11"><text:s text:c="2"/>W<text:span text:style-name="T6">= 0;</text:span></text:p>
            <text:p text:style-name="P10"><text:s text:c="2"/>X = 0;</text:p>
            <text:p text:style-name="P10"><text:s text:c="2"/>Y = 0;</text:p>
            <text:p text:style-name="P10"><text:s text:c="2"/>Z = 0;</text:p>
            <text:p text:style-name="P10"><text:s text:c="2"/></text:p>
            <text:p text:style-name="P10"><text:s text:c="2"/>//Option Outputs</text:p>
            <text:p text:style-name="P10"><text:s text:c="2"/></text:p>
            <text:p text:style-name="P10"><text:s text:c="2"/>a = (<text:span text:style-name="T6">W </text:span>|| <text:span text:style-name="T6">X) </text:span>&amp;&amp; <text:span text:style-name="T6">Y</text:span>;</text:p>
            <text:p text:style-name="P10"><text:s text:c="2"/>b = (X&amp;&amp;Y)|| (Y&amp;&amp; <text:span text:style-name="T6">W</text:span>);</text:p>
            <text:p text:style-name="P12"><text:s text:c="2"/>c = (X||Y) <text:s/><text:span text:style-name="T6">&amp;&amp;</text:span>(!<text:span text:style-name="T6">X||</text:span>Y<text:span text:style-name="T6">) </text:span>&amp;&amp;<text:span text:style-name="T6">(!X|| Y</text:span>);</text:p>
            <text:p text:style-name="P10"><text:s text:c="2"/></text:p>
            <text:p text:style-name="P10"><text:s text:c="5"/></text:p>
            <text:p text:style-name="P10"><text:s text:c="2"/>digitalWrite(8, a);</text:p>
            <text:p text:style-name="P10"><text:s text:c="2"/>digitalWrite(7, b);</text:p>
            <text:p text:style-name="P10"><text:s text:c="2"/>digitalWrite(6, c);</text:p>
            <text:p text:style-name="P10"><text:s/></text:p>
            <text:p text:style-name="P10">}</text:p>
          </table:table-cell>
        </table:table-row>
        <table:table-row>
          <table:table-cell table:style-name="Table2.A2" office:value-type="string"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4:36:51.458849044</meta:creation-date>
    <meta:editing-duration>PT10M59S</meta:editing-duration>
    <meta:editing-cycles>3</meta:editing-cycles>
    <meta:generator>LibreOffice/6.4.6.2$Linux_X86_64 LibreOffice_project/40$Build-2</meta:generator>
    <dc:date>2020-10-18T10:38:54.242287669</dc:date>
    <meta:document-statistic meta:table-count="2" meta:image-count="0" meta:object-count="0" meta:page-count="2" meta:paragraph-count="71" meta:word-count="204" meta:character-count="1302" meta:non-whitespace-character-count="1065"/>
  </office:meta>
</office:document-meta>
</file>